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F1800000B2B505F6082.svm"/>
  <manifest:file-entry manifest:media-type="" manifest:full-path="Pictures/20000007000023A900000E0F1BB3044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fo:margin-right="-0.012cm" table:align="margins"/>
    </style:style>
    <style:style style:name="Tableau8.A" style:family="table-column">
      <style:table-column-properties style:column-width="8.864cm" style:rel-column-width="34143*"/>
    </style:style>
    <style:style style:name="Tableau8.B" style:family="table-column">
      <style:table-column-properties style:column-width="8.149cm" style:rel-column-width="31392*"/>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0" style:family="table">
      <style:table-properties style:width="17.002cm" fo:margin-left="0.011cm" fo:margin-right="-0.012cm" table:align="margins"/>
    </style:style>
    <style:style style:name="Tableau10.A" style:family="table-column">
      <style:table-column-properties style:column-width="13.732cm" style:rel-column-width="52929*"/>
    </style:style>
    <style:style style:name="Tableau10.B" style:family="table-column">
      <style:table-column-properties style:column-width="3.27cm" style:rel-column-width="12606*"/>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13.758cm" style:rel-column-width="52998*"/>
    </style:style>
    <style:style style:name="Tableau11.B" style:family="table-column">
      <style:table-column-properties style:column-width="3.254cm" style:rel-column-width="1253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ab-stops>
          <style:tab-stop style:position="10.557cm"/>
          <style:tab-stop style:position="11.827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style:use-window-font-color="true" style:font-name="Arial" fo:font-size="10pt" fo:language="fr" fo:country="FR" fo:font-style="italic" style:text-underline-style="none" fo:font-weight="normal" style:font-name-asian="Times New Roman" style:font-size-asian="10pt" style:language-asian="zxx" style:country-asian="none" style:font-style-asian="italic" style:font-weight-asian="normal" style:font-name-complex="Times New Roman" style:font-size-complex="10pt" style:language-complex="ar" style:country-complex="SA" style:font-style-complex="italic" style:font-weight-complex="normal"/>
    </style:style>
    <style:style style:name="P5" style:family="paragraph" style:parent-style-name="Standard">
      <style:paragraph-properties fo:text-align="start" style:justify-single-word="false"/>
      <style:text-properties style:use-window-font-color="true" style:font-name="Arial" fo:font-size="16pt" fo:font-style="normal" fo:font-weight="bold" style:font-size-asian="16pt" style:font-style-asian="normal" style:font-weight-asian="bold" style:font-size-complex="10pt" style:font-weight-complex="bold"/>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line-height="100%" fo:text-align="justify" style:justify-single-word="false"/>
      <style:text-properties style:font-name="Arial" fo:font-size="10pt" style:font-size-asian="10pt" style:font-size-complex="10pt"/>
    </style:style>
    <style:style style:name="P9" style:family="paragraph" style:parent-style-name="Standard">
      <style:paragraph-properties fo:text-align="start" style:justify-single-word="false"/>
      <style:text-properties style:font-name="Arial"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start" style:justify-single-word="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ab-stops>
          <style:tab-stop style:position="10.557cm"/>
          <style:tab-stop style:position="11.827cm"/>
        </style:tab-stops>
      </style:paragraph-properties>
      <style:text-properties fo:color="#000000" style:font-name="Arial"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style:tab-stops>
          <style:tab-stop style:position="11.827cm"/>
        </style:tab-stops>
      </style:paragraph-properties>
      <style:text-properties fo:color="#000000" style:font-name="Arial" fo:font-size="10pt" style:text-underline-style="none" fo:font-weight="normal" style:font-size-asian="10pt" style:font-weight-asian="normal" style:font-size-complex="10pt" style:font-weight-complex="normal"/>
    </style:style>
    <style:style style:name="P13" style:family="paragraph" style:parent-style-name="Standard">
      <style:paragraph-properties fo:line-height="100%" fo:text-align="justify" style:justify-single-word="false">
        <style:tab-stops>
          <style:tab-stop style:position="11.827cm"/>
        </style:tab-stops>
      </style:paragraph-properties>
      <style:text-properties fo:color="#000000" style:font-name="Arial"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11.959cm"/>
        </style:tab-stops>
      </style:paragraph-properties>
      <style:text-properties fo:color="#800000"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start" style:justify-single-word="false"/>
      <style:text-properties style:font-name="Arial" fo:font-size="10pt" style:font-size-asian="10pt" style:font-size-complex="10pt"/>
    </style:style>
    <style:style style:name="P1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9" style:family="paragraph" style:parent-style-name="Subtitle">
      <style:paragraph-properties fo:text-align="start" style:justify-single-word="false" style:snap-to-layout-grid="false"/>
      <style:text-properties fo:color="#000000" style:font-name="Arial" fo:font-size="10pt" fo:font-style="normal" style:font-size-asian="10pt" style:font-style-asian="normal" style:font-size-complex="10pt"/>
    </style:style>
    <style:style style:name="P20" style:family="paragraph" style:parent-style-name="Subtitle">
      <style:paragraph-properties fo:text-align="start" style:justify-single-word="false"/>
    </style:style>
    <style:style style:name="P21" style:family="paragraph" style:parent-style-name="Subtitle">
      <style:paragraph-properties fo:text-align="start" style:justify-single-word="false"/>
      <style:text-properties style:use-window-font-color="true"/>
    </style:style>
    <style:style style:name="P22" style:family="paragraph" style:parent-style-name="Subtitle">
      <style:paragraph-properties fo:text-align="start" style:justify-single-word="false"/>
      <style:text-properties style:use-window-font-color="true" style:font-name="Arial" fo:font-size="10pt" fo:font-style="normal" style:font-size-asian="10pt" style:font-style-asian="normal" style:font-size-complex="10pt"/>
    </style:style>
    <style:style style:name="P23" style:family="paragraph" style:parent-style-name="Subtitle">
      <style:paragraph-properties fo:text-align="start" style:justify-single-word="false"/>
      <style:text-properties style:use-window-font-color="true" style:font-name="Arial" fo:font-size="10pt" fo:font-style="normal" fo:font-weight="bold" style:font-size-asian="10pt" style:font-style-asian="normal" style:font-weight-asian="bold" style:font-size-complex="10pt" style:font-weight-complex="bold"/>
    </style:style>
    <style:style style:name="P24" style:family="paragraph" style:parent-style-name="Header">
      <style:paragraph-properties>
        <style:tab-stops/>
      </style:paragraph-properties>
      <style:text-properties style:use-window-font-color="true" style:font-name="Arial" fo:font-size="10pt" fo:font-style="normal" style:font-size-asian="10pt" style:font-style-asian="normal" style:font-size-complex="10pt"/>
    </style:style>
    <style:style style:name="P25" style:family="paragraph" style:parent-style-name="Header">
      <style:paragraph-properties fo:margin-top="0cm" fo:margin-bottom="0cm" fo:padding="0cm" fo:border="none">
        <style:tab-stops/>
      </style:paragraph-properties>
      <style:text-properties style:use-window-font-color="true"/>
    </style:style>
    <style:style style:name="P26" style:family="paragraph" style:parent-style-name="Text_20_body">
      <style:paragraph-properties fo:margin-top="0cm" fo:margin-bottom="0cm" fo:padding="0cm" fo:border="none"/>
      <style:text-properties style:use-window-font-color="true" style:font-name="Arial" fo:font-size="10pt" style:font-size-asian="10pt" style:font-size-complex="10pt"/>
    </style:style>
    <style:style style:name="P27" style:family="paragraph" style:parent-style-name="Text_20_body">
      <style:paragraph-properties fo:margin-top="0cm" fo:margin-bottom="0cm" fo:text-align="start" style:justify-single-word="false" fo:padding="0cm" fo:border="none"/>
      <style:text-properties style:use-window-font-color="true" style:font-name="Arial" fo:font-size="10pt" fo:font-style="normal" style:font-size-asian="10pt" style:font-style-asian="normal" style:font-size-complex="10pt"/>
    </style:style>
    <style:style style:name="P28" style:family="paragraph" style:parent-style-name="Text_20_body">
      <style:paragraph-properties fo:margin-left="1.94cm" fo:margin-right="0.009cm" fo:text-align="start" style:justify-single-word="false" fo:text-indent="-1.984cm" style:auto-text-indent="false" style:snap-to-layout-grid="false">
        <style:tab-stops>
          <style:tab-stop style:position="1.217cm"/>
        </style:tab-stops>
      </style:paragraph-properties>
      <style:text-properties fo:color="#000000" style:font-name="Arial" fo:font-size="10pt" fo:font-style="normal" style:font-size-asian="10pt" style:font-style-asian="normal" style:font-size-complex="10pt"/>
    </style:style>
    <style:style style:name="P29" style:family="paragraph" style:parent-style-name="Text_20_body">
      <style:paragraph-properties fo:text-align="start" style:justify-single-word="false" style:snap-to-layout-grid="false"/>
      <style:text-properties fo:color="#000000" style:font-name="Arial" fo:font-size="10pt" fo:font-style="normal" style:font-size-asian="10pt" style:font-style-asian="normal" style:font-size-complex="10pt"/>
    </style:style>
    <style:style style:name="P30" style:family="paragraph" style:parent-style-name="Text_20_body">
      <style:paragraph-properties fo:text-align="start" style:justify-single-word="false"/>
      <style:text-properties style:use-window-font-color="true" style:font-name="Arial" fo:font-size="10pt" fo:font-style="normal" style:font-size-asian="10pt" style:font-style-asian="normal" style:font-size-complex="10pt"/>
    </style:style>
    <style:style style:name="P31" style:family="paragraph" style:parent-style-name="Text_20_body">
      <style:paragraph-properties fo:text-align="start" style:justify-single-word="false"/>
      <style:text-properties style:use-window-font-color="true" style:font-name="Arial" fo:font-size="10pt" fo:font-style="normal" fo:font-weight="bold" style:font-size-asian="10pt" style:font-style-asian="normal" style:font-weight-asian="bold" style:font-size-complex="10pt" style:font-weight-complex="bold"/>
    </style:style>
    <style:style style:name="P32" style:family="paragraph" style:parent-style-name="Text_20_body">
      <style:paragraph-properties style:line-height-at-least="0.176cm" fo:text-align="justify" style:justify-single-word="false"/>
      <style:text-properties style:use-window-font-color="true"/>
    </style:style>
    <style:style style:name="P33" style:family="paragraph" style:parent-style-name="Text_20_body">
      <style:paragraph-properties fo:text-align="start" style:justify-single-word="false"/>
      <style:text-properties style:use-window-font-color="true" fo:font-size="15pt" fo:language="fr" fo:country="FR" style:font-name-asian="Times New Roman" style:font-size-asian="15pt" style:language-asian="zxx" style:country-asian="none" style:font-name-complex="Times New Roman" style:font-size-complex="15pt" style:language-complex="ar" style:country-complex="SA"/>
    </style:style>
    <style:style style:name="P34" style:family="paragraph" style:parent-style-name="Text_20_body">
      <style:paragraph-properties fo:text-align="start" style:justify-single-word="false"/>
      <style:text-properties fo:color="#0000ff" style:font-name="Times New Roman" fo:font-size="12pt" fo:language="fr" fo:country="FR" fo:font-style="normal" style:text-underline-style="none" fo:font-weight="bold"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35" style:family="paragraph" style:parent-style-name="Text_20_body">
      <style:paragraph-properties fo:margin-left="-1.251cm" fo:margin-right="0cm" fo:margin-top="0cm" fo:margin-bottom="0cm" fo:text-indent="-0.635cm" style:auto-text-indent="false" fo:padding="0cm" fo:border="none"/>
      <style:text-properties style:use-window-font-color="true"/>
    </style:style>
    <style:style style:name="P36" style:family="paragraph" style:parent-style-name="Text_20_body">
      <style:paragraph-properties fo:margin-left="-1.251cm" fo:margin-right="0cm" fo:margin-top="0cm" fo:margin-bottom="0cm" fo:text-indent="-0.635cm" style:auto-text-indent="false" fo:padding="0cm" fo:border="none"/>
      <style:text-properties style:use-window-font-color="true" style:font-name="Arial" fo:font-size="10pt" style:font-size-asian="10pt" style:font-size-complex="10pt"/>
    </style:style>
    <style:style style:name="P37" style:family="paragraph" style:parent-style-name="Text_20_body">
      <style:paragraph-properties fo:margin-left="-1.251cm" fo:margin-right="0cm" fo:margin-top="0cm" fo:margin-bottom="0cm" fo:text-indent="-0.635cm" style:auto-text-indent="false" fo:padding="0cm" fo:border="none"/>
      <style:text-properties style:use-window-font-color="true" style:font-name="Arial" fo:font-size="10pt" fo:font-style="normal" style:font-size-asian="10pt" style:font-style-asian="normal" style:font-size-complex="10pt"/>
    </style:style>
    <style:style style:name="P38" style:family="paragraph" style:parent-style-name="Text_20_body">
      <style:paragraph-properties fo:margin-left="-1.886cm" fo:margin-right="0cm" fo:margin-top="0cm" fo:margin-bottom="0cm" fo:text-indent="0cm" style:auto-text-indent="false" fo:padding="0cm" fo:border="none"/>
      <style:text-properties style:use-window-font-color="true" style:font-name="Arial" fo:font-size="10pt" fo:font-style="normal" style:font-size-asian="10pt" style:font-style-asian="normal" style:font-size-complex="10pt"/>
    </style:style>
    <style:style style:name="P39" style:family="paragraph" style:parent-style-name="Text_20_body">
      <style:paragraph-properties fo:margin-left="2.117cm" fo:margin-right="0cm" fo:margin-top="0cm" fo:margin-bottom="0cm" fo:text-indent="0cm" style:auto-text-indent="false" fo:padding="0cm" fo:border="none"/>
      <style:text-properties style:use-window-font-color="true" style:font-name="Arial" fo:font-size="10pt" style:font-size-asian="10pt" style:font-size-complex="10pt"/>
    </style:style>
    <style:style style:name="P40" style:family="paragraph" style:parent-style-name="Heading_20_1">
      <style:paragraph-properties fo:margin-left="2.302cm" fo:margin-right="0.185cm" fo:margin-top="0.185cm" fo:margin-bottom="0.185cm" fo:text-align="center" style:justify-single-word="false" fo:text-indent="0cm" style:auto-text-indent="false" fo:padding="0cm" fo:border="none"/>
      <style:text-properties style:use-window-font-color="true" style:font-name="Arial" fo:font-size="10pt" fo:font-style="normal" style:font-size-asian="10pt" style:font-style-asian="normal" style:font-size-complex="10pt"/>
    </style:style>
    <style:style style:name="T1" style:family="text">
      <style:text-properties fo:color="#000000" style:font-name="Arial1" fo:font-size="12pt"/>
    </style:style>
    <style:style style:name="T2" style:family="text">
      <style:text-properties fo:color="#000000" style:font-name="Arial" fo:font-size="10pt" style:font-size-asian="10pt" style:font-size-complex="10pt"/>
    </style:style>
    <style:style style:name="T3" style:family="text">
      <style:text-properties style:use-window-font-color="true"/>
    </style:style>
    <style:style style:name="T4" style:family="text">
      <style:text-properties style:use-window-font-color="true" style:font-name="Arial" fo:font-size="10pt" style:text-underline-style="none" style:font-size-asian="10pt" style:font-size-complex="10pt"/>
    </style:style>
    <style:style style:name="T5" style:family="text">
      <style:text-properties style:use-window-font-color="true" fo:font-size="13.5pt" fo:language="fr" fo:country="FR" fo:font-style="normal" style:text-underline-style="solid" style:text-underline-width="auto" style:text-underline-color="font-color" style:font-name-asian="Times New Roman" style:font-size-asian="13.5pt" style:language-asian="zxx" style:country-asian="none" style:font-style-asian="normal" style:font-name-complex="Times New Roman" style:font-size-complex="12pt" style:language-complex="ar" style:country-complex="SA"/>
    </style:style>
    <style:style style:name="T6" style:family="text">
      <style:text-properties style:use-window-font-color="true" fo:font-size="16pt" fo:language="fr" fo:country="FR" fo:font-style="normal" fo:font-weight="bold" style:font-name-asian="Times New Roman" style:font-size-asian="16pt" style:language-asian="zxx" style:country-asian="none" style:font-style-asian="normal" style:font-weight-asian="bold" style:font-name-complex="Times New Roman" style:font-size-complex="12pt" style:language-complex="ar" style:country-complex="SA"/>
    </style:style>
    <style:style style:name="T7" style:family="text">
      <style:text-properties fo:color="#ff0000" fo:font-size="12pt" fo:language="fr" fo:country="FR" fo:font-style="normal" fo:font-weight="bold" style:font-name-asian="Times New Roman" style:font-size-asian="12pt" style:language-asian="zxx" style:country-asian="none" style:font-style-asian="normal" style:font-weight-asian="bold" style:font-name-complex="Times New Roman" style:font-size-complex="10pt" style:language-complex="ar" style:country-complex="SA"/>
    </style:style>
    <style:style style:name="T8" style:family="text">
      <style:text-properties fo:color="#0000ff" fo:font-size="12pt" fo:language="fr" fo:country="FR" fo:font-style="normal" style:font-name-asian="Times New Roman" style:font-size-asian="12pt" style:language-asian="zxx" style:country-asian="none" style:font-style-asian="normal" style:font-name-complex="Times New Roman" style:font-size-complex="12pt" style:language-complex="ar" style:country-complex="SA"/>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Arial" fo:font-size="10pt" fo:font-style="normal" style:font-size-asian="10pt" style:font-style-asian="normal" style:font-size-complex="10pt"/>
    </style:style>
    <style:style style:name="T13" style:family="text">
      <style:text-properties style:font-name="Arial" fo:font-size="10pt" fo:font-style="normal" style:text-underline-style="none" style:font-size-asian="10pt" style:font-style-asian="normal" style:font-size-complex="10pt" style:font-style-complex="normal"/>
    </style:style>
    <style:style style:name="T14" style:family="text">
      <style:text-properties style:font-name="Arial" fo:font-size="10pt" style:font-size-asian="10pt" style:font-size-complex="10pt"/>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fo:font-size="8pt" fo:font-weight="bold" style:font-size-asian="8pt" style:font-weight-asian="bold" style:font-size-complex="8pt" style:font-weight-complex="bold"/>
    </style:style>
    <style:style style:name="T17"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6" text:anchor-type="paragraph" svg:x="10.444cm" svg:y="0.226cm" svg:width="6.174cm" svg:height="1.801cm" draw:z-index="0"><draw:image xlink:href="Pictures/20000007000023A900000E0F1BB3044E.svm" xlink:type="simple" xlink:show="embed" xlink:actuate="onLoad"/></draw:frame><draw:frame draw:style-name="fr1" draw:name="images1" text:anchor-type="paragraph" svg:x="0.007cm" svg:y="-0.106cm" svg:width="3.865cm" svg:height="2.859cm" draw:z-index="1"><draw:image xlink:href="Pictures/2000000700000F1800000B2B505F6082.svm" xlink:type="simple" xlink:show="embed" xlink:actuate="onLoad"/></draw:frame><text:span text:style-name="T1"> <text:s text:c="25"/></text:span><text:span text:style-name="T2"><text:s text:c="5"/></text:span><text:span text:style-name="T15">CONTRAT LOCATION VACANCES</text:span></text:p>
      <text:p text:style-name="P6">Entre </text:p>
      <text:p text:style-name="P7">Le propriétaire </text:p>
      <text:p text:style-name="P6">SCI VINICY <text:s/>Chemin des Estrades 07150 <text:s/>Vallon Pon<text:span text:style-name="T3">t d' arc</text:span></text:p>
      <text:p text:style-name="P6">RCS AUBENAS 439 349 010 </text:p>
      <text:p text:style-name="P1"><text:span text:style-name="T14">04 75 88 12 80 <text:s text:c="3"/>- <text:s/></text:span><text:span text:style-name="T4"><text:s/>.</text:span><text:a xlink:type="simple" xlink:href="mailto:vinicy@gmail"><text:span text:style-name="T14">vinicy@gmail</text:span></text:a><text:span text:style-name="T4"> . Com</text:span></text:p>
      <text:p text:style-name="P11">Et le Locataire</text:p>
      <text:p text:style-name="P12">Nom <text:s text:c="48"/>Prénom</text:p>
      <text:p text:style-name="P12">Adresse</text:p>
      <text:p text:style-name="P12">Téléphone <text:s text:c="57"/>E.mail</text:p>
      <text:p text:style-name="P8">Il a été convenu d'une location saisonnière <text:s/>d'une maisonnette de 28M2 </text:p>
      <text:p text:style-name="P8">pour la période du………………au…………………</text:p>
      <text:p text:style-name="P13">Adresse de la location : Domaine des Mazes 07150 <text:s/>Vallon Pont d'Arc</text:p>
      <text:p text:style-name="P13">Nombre de Personnes : <text:s/>Adulte(s) <text:s text:c="18"/>Ados(12-18) <text:s text:c="6"/>Enfant(s) (0-12) <text:s/></text:p>
      <text:p text:style-name="P13"><text:s/><text:span text:style-name="T9">Description <text:s text:c="79"/>Equipements</text:span></text:p>
      <table:table table:name="Tableau8" table:style-name="Tableau8">
        <table:table-column table:style-name="Tableau8.A"/>
        <table:table-column table:style-name="Tableau8.B"/>
        <table:table-row>
          <table:table-cell table:style-name="Tableau8.A1" office:value-type="string">
            <text:p text:style-name="P19">Salon-coin cuisine -2 chambres-salle d'eau – wc-terrasse couverte – jardinet <text:s/></text:p>
          </table:table-cell>
          <table:table-cell table:style-name="Tableau8.B1" office:value-type="string">
            <text:p text:style-name="P19">Coin cuisine plaques électrique réfrigérateur-congélateur,machine à café ,vaisselles( équipement complet sur état des lieux) </text:p>
            <text:p text:style-name="P19">salon table chaises canapé - <text:s/>télévision</text:p>
          </table:table-cell>
        </table:table-row>
        <table:table-row>
          <table:table-cell table:style-name="Tableau8.A2" office:value-type="string">
            <text:p text:style-name="P19">-Chambre 1 : 1 lit 2 personnes (140) <text:s/>placard</text:p>
            <text:p text:style-name="P28"><text:s/>Chambre 2  : 3 lits une personne (0,70) dont un superposé - <text:s text:c="2"/>placard</text:p>
          </table:table-cell>
          <table:table-cell table:style-name="Tableau8.B2" office:value-type="string">
            <text:p text:style-name="P19">Extérieur terrasse table banc-2 transats </text:p>
            <text:p text:style-name="P19">Parking:numéroté entrée du domaine</text:p>
            <text:p text:style-name="P29">Piscine – tennis- pétanque (matériel non fourni, pensez à amener boules-raquettes et balles de tennis)</text:p>
          </table:table-cell>
        </table:table-row>
      </table:table>
      <text:p text:style-name="P2"><text:span text:style-name="T10"><text:s text:c="23"/></text:span><text:span text:style-name="T9"><text:s text:c="10"/><text:tab/><text:tab/><text:tab/><text:tab/><text:tab/><text:tab/><text:tab/><text:tab/><text:tab/><text:tab/><text:tab/><text:tab/> <text:s text:c="55"/></text:span><text:span text:style-name="T16">A REGLER</text:span><text:span text:style-name="T9"> <text:s text:c="216"/></text:span></text:p>
      <table:table table:name="Tableau10" table:style-name="Tableau10">
        <table:table-column table:style-name="Tableau10.A"/>
        <table:table-column table:style-name="Tableau10.B"/>
        <table:table-row>
          <table:table-cell table:style-name="Tableau10.A1" office:value-type="string">
            <text:p text:style-name="P17">Nombre de semaine(s) <text:s text:c="22"/>Nombre de Mazet(s) </text:p>
          </table:table-cell>
          <table:table-cell table:style-name="Tableau10.B1" office:value-type="string">
            <text:p text:style-name="P16"/>
          </table:table-cell>
        </table:table-row>
        <table:table-row>
          <table:table-cell table:style-name="Tableau10.A2" office:value-type="string">
            <text:p text:style-name="P17">Nombre de Nuit(s) <text:s text:c="7"/>Nombre de Mazet(s) <text:s text:c="7"/>(hors juillet/Août) </text:p>
          </table:table-cell>
          <table:table-cell table:style-name="Tableau10.B2" office:value-type="string">
            <text:p text:style-name="P16"/>
          </table:table-cell>
        </table:table-row>
        <table:table-row>
          <table:table-cell table:style-name="Tableau10.A2" office:value-type="string">
            <text:p text:style-name="P17">Animal 3€ /nuit</text:p>
          </table:table-cell>
          <table:table-cell table:style-name="Tableau10.B2" office:value-type="string">
            <text:p text:style-name="P16"/>
          </table:table-cell>
        </table:table-row>
      </table:table>
      <text:p text:style-name="P3">Options</text:p>
      <table:table table:name="Tableau11" table:style-name="Tableau11">
        <table:table-column table:style-name="Tableau11.A"/>
        <table:table-column table:style-name="Tableau11.B"/>
        <table:table-row>
          <table:table-cell table:style-name="Tableau11.A1" office:value-type="string">
            <text:p text:style-name="P17">Location serviettes <text:s text:c="2"/>8€ /semaine par personne</text:p>
          </table:table-cell>
          <table:table-cell table:style-name="Tableau11.B1" office:value-type="string">
            <text:p text:style-name="P15"/>
          </table:table-cell>
        </table:table-row>
        <table:table-row>
          <table:table-cell table:style-name="Tableau11.A2" office:value-type="string">
            <text:p text:style-name="P17">Ménage départ <text:s/>50 €</text:p>
          </table:table-cell>
          <table:table-cell table:style-name="Tableau11.B2" office:value-type="string">
            <text:p text:style-name="P15"/>
          </table:table-cell>
        </table:table-row>
        <table:table-row>
          <table:table-cell table:style-name="Tableau11.A2" office:value-type="string">
            <text:p text:style-name="P17">Lit BB <text:s/>ou <text:s/>Chaise haute 15€ / semaine- selon les stocks</text:p>
          </table:table-cell>
          <table:table-cell table:style-name="Tableau11.B2" office:value-type="string">
            <text:p text:style-name="P15"/>
          </table:table-cell>
        </table:table-row>
        <table:table-row>
          <table:table-cell table:style-name="Tableau11.A2" office:value-type="string">
            <text:p text:style-name="P17">Draps jetables /semaine / lit <text:s/>-lit 2 personnes 9€ lit 1 personne 7€</text:p>
          </table:table-cell>
          <table:table-cell table:style-name="Tableau11.B2" office:value-type="string">
            <text:p text:style-name="P15"/>
          </table:table-cell>
        </table:table-row>
        <table:table-row>
          <table:table-cell table:style-name="Tableau11.A2" office:value-type="string">
            <text:p text:style-name="P18">Total séjour</text:p>
          </table:table-cell>
          <table:table-cell table:style-name="Tableau11.B2" office:value-type="string">
            <text:p text:style-name="P15"/>
          </table:table-cell>
        </table:table-row>
        <table:table-row>
          <table:table-cell table:style-name="Tableau11.A2" office:value-type="string">
            <text:p text:style-name="P18">Montant à <text:s/>verser à la réservation -30%-</text:p>
          </table:table-cell>
          <table:table-cell table:style-name="Tableau11.B2" office:value-type="string">
            <text:p text:style-name="P15"/>
          </table:table-cell>
        </table:table-row>
        <table:table-row>
          <table:table-cell table:style-name="Tableau11.A2" office:value-type="string">
            <text:p text:style-name="P18">Reste du</text:p>
          </table:table-cell>
          <table:table-cell table:style-name="Tableau11.B2" office:value-type="string">
            <text:p text:style-name="P15"/>
          </table:table-cell>
        </table:table-row>
      </table:table>
      <text:p text:style-name="P7"/>
      <text:p text:style-name="P7">Mode de paiement</text:p>
      <text:p text:style-name="P6"><text:s/>¤ Chèques Vacances <text:s text:c="4"/>¤ Chèque N° <text:s text:c="28"/>sur banque <text:s text:c="33"/>¤ Virement </text:p>
      <text:p text:style-name="P14">Au cas ou le règlement total de votre séjour n'a pas été réglé un mois avant votre arrivée , nous nous verrons dans l'obligation de résilier de plein droit ce contrat, les sommes versées </text:p>
      <text:p text:style-name="P7"><text:span text:style-name="T17">n 'étant pas remboursés</text:span>. A régler sur place<text:span text:style-name="T10">-Caution <text:s/>305€ + 50€ <text:s text:c="14"/>- Taxe de séjour </text:span></text:p>
      <text:p text:style-name="P6"><text:s/>-Nettoyage sortie50€ si le mazet n' est pas laissé en bon état d'usage,vaisselle faites et rangée</text:p>
      <text:p text:style-name="P9">Je reconnais avoir pris connaissance des conditions générales ci-jointes et les avoir retournées signées</text:p>
      <text:p text:style-name="P10">Le Locataire <text:s text:c="70"/>le propriétaire ou son représentant</text:p>
      <text:p text:style-name="P4">signatures précédées de la mention manuscrite Lu et approuvé bon pour accord</text:p>
      <text:h text:style-name="P40" text:outline-level="1"><text:soft-page-break/><text:span text:style-name="Strong_20_Emphasis"><text:span text:style-name="T11"/></text:span></text:h>
      <text:p text:style-name="P20"><text:span text:style-name="T7"><text:s/></text:span><text:span text:style-name="T8"><text:s text:c="2"/></text:span><text:span text:style-name="Strong_20_Emphasis"><text:span text:style-name="T5">ANNEXES AU CONTRAT DE LOCATION SAISONNIERE</text:span></text:span><text:span text:style-name="T6"> </text:span></text:p>
      <text:p text:style-name="Text_20_body"/>
      <text:p text:style-name="P21"><text:span text:style-name="T12">Le locataire jouira de la location d’une manière paisible et en fera bon usage, conformément à la destination des lieux.</text:span><text:span text:style-name="T13"> Ne rien faire qui de son fait ou du fait de sa famille ou de ses relations puisse nuire à la tranquilité du voisinage. Les enfants sont sous la surveillance, la responsabilité des parents et tuteurs légaux qui s’engagent à ne jamais poursuivre devant les tribunaux le propriétaire en cas d’accident grave ou léger. Le locataire laissera</text:span><text:span text:style-name="T12"> exécuter, pendant la location dans les lieux loués, les travaux dont l’urgence manifeste ne permet pas leur report. A son départ, le locataire s’engage à rendre la location aussi propre qu’il l’aura trouvée à son arrivée. </text:span></text:p>
      <text:p text:style-name="P30"/>
      <text:p text:style-name="P32"><text:span text:style-name="T12">Pour les locations à la semaine les mazets sont disponibles <text:s/>du samedi 16h00 à 19h00 (après, nous prévenir)au samedi 10h00.</text:span><text:span text:style-name="T14">Tout les départs se font avant 10h00.Pour toute clé non rendue après 10h00, il sera compté des heures de locations supplémentaires à régler sur place avant le départ. </text:span></text:p>
      <text:p text:style-name="P36"><text:s text:c="19"/>Il est interdit de fumer à l’intérieur de toutes nos locations. Si une odeur de tabac persiste au départ du <text:s text:c="4"/></text:p>
      <text:p text:style-name="P36"><text:s text:c="19"/>locataire ,Le propriétaire pourra prélever un supplément sur la caution pour temps passé et pressing <text:s text:c="15"/></text:p>
      <text:p text:style-name="P36"><text:s text:c="19"/>nécessaire à l’élimination de toutes odeurs. </text:p>
      <text:p text:style-name="P26"/>
      <text:p text:style-name="P35"><text:span text:style-name="T14"><text:s text:c="19"/>Un </text:span><text:span text:style-name="T12">inventaire et un état des lieux précis est en accès libre dans le bien loué. Le locataire en prendra <text:s text:c="4"/></text:span></text:p>
      <text:p text:style-name="P37"><text:s text:c="19"/>connaissance dès son arrivée. Le locataire disposera de 24 heures pour vérifier l’inventaire et signaler <text:s/></text:p>
      <text:p text:style-name="P38"><text:s text:c="20"/>les anomalies constatées. Passé ce délai Sans aucune contestation écrite, nous considérons que le <text:s text:c="3"/></text:p>
      <text:p text:style-name="P38"><text:s text:c="20"/>locataire est en <text:s/>accord avec celui-ci et toute différence à votre départ pourra faire l’objet d’une demande <text:s text:c="22"/></text:p>
      <text:p text:style-name="P38"><text:s text:c="20"/>d’indemnisation. </text:p>
      <text:p text:style-name="P37"><text:s text:c="19"/>les biens loués seront considérés comme exempts de dommages à l’entrée du locataire.</text:p>
      <text:p text:style-name="P22"/>
      <text:p text:style-name="P22">Au départ du locataire tout le <text:s/>matériel devra être remis à la place qu’il occupait lors de l’entrée dans les lieux (vaisselle faite et rangée, réfrigérateur-congélateur,et <text:s/>micro-ondes nettoyés, ménage fait,poubelle sortie…). Tout objet perdu, cassé, détérioré ou abîmé devra être remplacé ou remboursé à sa valeur de remplacement par le locataire qui s’y oblige. Il est interdit de jeter dans les éviers, lavabos, baignoires, toilettes, et autres équipements sanitaires, des objets de nature à obstruer et des produits détersifs pouvant détériorer les équipements ou canalisations. Toutes réparations, quelle qu ‘en soit l’importance, rendues nécessaires par la négligence du locataire en cours de location seront à sa charge. </text:p>
      <text:p text:style-name="P22"/>
      <text:p text:style-name="P22">Le nombre de personnes prévues par mazet <text:s/>est de 5, <text:s/>nous nous réservons le droit de refuser toute personne supplémentaire.</text:p>
      <text:p text:style-name="P30"/>
      <text:p text:style-name="P22">Le village étant piétonnier, un emplacement privatif, pour une <text:s/>voiture, est prévu par mazet, à <text:s/>l’entrée du village.</text:p>
      <text:p text:style-name="P24"><text:s/></text:p>
      <text:p text:style-name="P26">L’accès de la piscine et aux abords est exclusivement réservé aux résidents sous leur pleine et entière responsabilité. La baignade des enfants mineurs non accompagnés est strictement INTERDITE.</text:p>
      <text:p text:style-name="P25"><text:span text:style-name="T14">Le locataire certifie avoir pris connaissance des conditions d’utilisation de la mise <text:s/>à sa disposition, à celle de sa famille et à celle de son entourage. </text:span><text:span text:style-name="T12">La <text:s/>piscine est équipée <text:s/>et répond aux systèmes de sécurité en vigueurs. Le locataire prend bonne note que l’activation et la désactivation des systèmes de sécurité ressortaient de sa seule responsabilité. Le locataire a</text:span><text:span text:style-name="T14">ssumera seul par ailleurs la charge d’assurer la surveillance des utilisateurs de la piscine mise à sa disposition,cette surveillance ressortant de son exclusive responsabilité, le locataire s’engage à ne pas exercer d’action à l’encontre du propriétaire ou de ses représentant en cas d’accident.</text:span></text:p>
      <text:p text:style-name="P27"/>
      <text:p text:style-name="P22">La <text:s/>réservation ne <text:s/>deviendra effective qu’à réception du contrat, et à l’encaissement du <text:s/>montant <text:s text:c="2"/>l’accompagnant (30% du montant du séjour), et qu’après notre confirmation écrite.</text:p>
      <text:p text:style-name="P22">Le solde devra être réglé au plus tard un mois avant la date d’arrivée</text:p>
      <text:p text:style-name="P22">La location est personnelle. Il est interdit de céder ou sous-louer à un tiers.</text:p>
      <text:p text:style-name="P30"/>
      <text:p text:style-name="P22">A son arrivée le locataire versera au propriétaire ou à son représentant une caution de 305 €, ce montant sera restitué au locataire en fin de séjour,( sauf départ avant 8 h00, après 20h 00) déduction faite, par le propriétaire, des montants à la charge du locataire aux fins de remise en état des lieux, réparations diverses…Le montant <text:s/>de ces retenues devra être dûment justifié par le propriétaire. </text:p>
      <text:p text:style-name="P22">Si la caution s’avère insuffisante , le locataire s’engage à compléter la somme sur la base des justificatifs <text:soft-page-break/>fournis par le propriétaire.</text:p>
      <text:p text:style-name="P22">En cas d’interruption anticipée du séjour, ou de non présence le jour prévu, il ne sera procédé à aucun remboursement.</text:p>
      <text:p text:style-name="P31"/>
      <text:p text:style-name="P23">Toute résiliation doit être notifiée par lettre recommandée avec accusé de réception à l’adresse indiquée en tête des présentes.</text:p>
      <text:p text:style-name="P23">Si la résiliation intervient dans un délais supérieur à trois mois avant l’entrée dans les lieux, le propriétaire restitue dans les 30 jours de la résiliation la totalité des arrhes versées par le locataire.</text:p>
      <text:p text:style-name="P23">Si la résiliation intervient dans un délai compris entre 2 et 3 mois avant l’entrée dans les lieux, le propriétaire restitue dans les 30 jours 75% des arrhes versées par le locataire.</text:p>
      <text:p text:style-name="P23">Si la résiliation <text:s/>intervient dans un délai compris entre 1 et 2 mois avant l’entrée dans les lieux, le propriétaire restitue dans les 30 jours de la résiliation 50% du montant des arrhes versées par le locataire.</text:p>
      <text:p text:style-name="P23">Si la résiliation <text:s/>intervient dans un délai inférieur à 1 mois avant l’entrée dans les lieux, le propriétaire conserve l’intégralité du montant du séjour.</text:p>
      <text:p text:style-name="P23">Si le locataire ne s’est pas présenté le jour mentionné sur le contrat et passé un délai de 24h,sans avis notifié du propriétaire le présent contrat est considéré comme résilié, le propriétaire conservera l’intégralité du montant du séjour et pourra disposé de sa location.</text:p>
      <text:p text:style-name="P31"/>
      <text:p text:style-name="P22">Le locataire est tenu d’assurer le local qu’il a loué, il doit vérifier si son contrat d’habitation principale prévoit l’extension villégiature. Le Domaine des Mazes décline toute responsabilité en cas de vol, incendie, intempéries et d’accident relevant de la responsabilité civile du locataire.</text:p>
      <text:p text:style-name="P39"/>
      <text:p text:style-name="P26">Le propriétaire ou son représentant assume la responsabilité de la mise à disposition de la location et assure qu’elle répond aux normes de construction, conformité, sécurité et santé nécessaires et obligatoires pour la mise en location saisonnière. </text:p>
      <text:p text:style-name="P26">Le propriétaire ou son représentant assure au locataire la jouissance paisible du lieu loué. </text:p>
      <text:p text:style-name="P26">Le propriétaire ou son représentant assure de délivrer les lieux en bon état d’usage et de réparation, ainsi que les équipements mentionnés au contrat en bon état de fonctionnement. </text:p>
      <text:p text:style-name="P27">Le propriétaire ou son représentant s' engage à rendre sa caution au locataire dans le délai susvisé si aucune dégradation n’a été constatée et si les charges précisées dans les conditions de location ont pu être acquittées sur place. </text:p>
      <text:p text:style-name="P30"/>
      <text:p text:style-name="P22">Les animaux vous accompagnant devront être en bonne santé, carnet de vaccinations à jour, tenus en laisse.</text:p>
      <text:p text:style-name="P30"/>
      <text:p text:style-name="P22">En cas de litige ou réclamation, il est recommandé de s’adresser à <text:s/>l’Office de Tourisme local qui interviendra pour favoriser le règlement à l’amiable des litiges, si le contrat a été signé par le propriétaire et le locataire, si la réclamation est formulée dans les 3 premiers jours après l’arrivée, pour tout litige concernant l’état des lieux ou l’état descriptif, à l’issue du séjour pour toutes les autres contestations. A défaut d’accord, seuls les tribunaux du ressort du lieu de l’immeuble objet de la location sont compétents. </text:p>
      <text:p text:style-name="P22"/>
      <text:p text:style-name="P22">Je reconnais avoir, pris <text:s/>connaissance <text:s/>des conditions générales de location ci-dessus</text:p>
      <text:p text:style-name="P22"/>
      <text:p text:style-name="P22"/>
      <text:p text:style-name="P22">Fait à <text:s text:c="21"/>le <text:s text:c="60"/>Fait à <text:s text:c="22"/>Le <text:s text:c="7"/></text:p>
      <text:p text:style-name="P22"/>
      <text:p text:style-name="P22">Le locataire <text:s text:c="75"/>Le <text:s/>propriétaire</text:p>
      <text:p text:style-name="P33"/>
      <text:p text:style-name="P5"/>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Standard" style:next-style-name="Text_20_body" style:class="chapter">
      <style:paragraph-properties fo:text-align="center" style:justify-single-word="false"/>
      <style:text-properties fo:font-size="20pt" fo:font-style="italic" style:font-size-asian="20pt"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fo:color="#000000" style:font-name="Arial" fo:font-size="14pt" style:font-size-asian="14pt"/>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0cm" style:auto-text-indent="false" fo:background-color="#00ff00" fo:keep-with-next="always">
        <style:background-image/>
      </style:paragraph-properties>
      <style:text-properties fo:font-size="16pt"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9T10:06:53.39</meta:creation-date>
    <dc:date>2018-01-30T15:32:29.59</dc:date>
    <meta:editing-duration>PT6H4M25S</meta:editing-duration>
    <meta:editing-cycles>46</meta:editing-cycles>
    <meta:generator>OpenOffice.org/3.3$Win32 OpenOffice.org_project/330m20$Build-9567</meta:generator>
    <meta:print-date>2015-11-24T15:06:27.81</meta:print-date>
    <dc:creator>g z</dc:creator>
    <meta:printed-by>g z</meta:printed-by>
    <meta:document-statistic meta:table-count="3" meta:image-count="2" meta:object-count="0" meta:page-count="3" meta:paragraph-count="83" meta:word-count="1531" meta:character-count="10804"/>
  </office:meta>
</office:document-meta>
</file>